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a400f" officeooo:paragraph-rsid="0016fdc4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6fdc4" officeooo:paragraph-rsid="0016fdc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6fdc4" officeooo:paragraph-rsid="0016fdc4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a400f" officeooo:paragraph-rsid="0016fdc4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a400f" officeooo:paragraph-rsid="0016fdc4" style:font-size-asian="17.5pt" style:font-weight-asian="bold" style:font-size-complex="20pt" style:font-weight-complex="bold"/>
    </style:style>
    <style:style style:name="P6" style:family="paragraph">
      <style:paragraph-properties fo:text-align="center"/>
    </style:style>
    <style:style style:name="T1" style:family="text">
      <style:text-properties officeooo:rsid="0016a82a"/>
    </style:style>
    <style:style style:name="T2" style:family="text">
      <style:text-properties officeooo:rsid="0016fdc4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solid" draw:fill-color="#ff95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95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579d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isel House Keeping Web Site</text:p>
      <text:p text:style-name="P5">Site Plan </text:p>
      <text:p text:style-name="P4">Step<text:span text:style-name="T1"> 4</text:span>: <text:span text:style-name="T2">Select the Site's Structure</text:span></text:p>
      <text:p text:style-name="P1"/>
      <text:p text:style-name="P2">Web Site Structure</text:p>
      <text:p text:style-name="P2"/>
      <text:p text:style-name="P3"><draw:rect text:anchor-type="paragraph" draw:z-index="0" draw:style-name="gr1" draw:text-style-name="P6" svg:width="1.4587in" svg:height="0.4587in" svg:x="2.6189in" svg:y="0.122in"><text:p text:style-name="P6">Home Page</text:p></draw:rect><draw:line text:anchor-type="paragraph" draw:z-index="1" draw:style-name="gr2" draw:text-style-name="P6" svg:x1="3.3791in" svg:y1="0.5807in" svg:x2="3.3791in" svg:y2="0.9559in"><text:p/></draw:line><draw:line text:anchor-type="paragraph" draw:z-index="2" draw:style-name="gr2" draw:text-style-name="P6" svg:x1="0.3583in" svg:y1="0.9453in" svg:x2="5.4102in" svg:y2="0.9555in"><text:p/></draw:line><draw:line text:anchor-type="paragraph" draw:z-index="3" draw:style-name="gr2" draw:text-style-name="P6" svg:x1="0.3583in" svg:y1="1.2472in" svg:x2="0.3583in" svg:y2="0.9453in"><text:p/></draw:line><draw:line text:anchor-type="paragraph" draw:z-index="4" draw:style-name="gr2" draw:text-style-name="P6" svg:x1="2.3374in" svg:y1="1.2472in" svg:x2="2.3374in" svg:y2="0.9453in"><text:p/></draw:line><draw:line text:anchor-type="paragraph" draw:z-index="5" draw:style-name="gr2" draw:text-style-name="P6" svg:x1="4.1602in" svg:y1="1.2575in" svg:x2="4.1602in" svg:y2="0.9555in"><text:p/></draw:line><draw:line text:anchor-type="paragraph" draw:z-index="6" draw:style-name="gr2" draw:text-style-name="P6" svg:x1="5.4102in" svg:y1="0.9555in" svg:x2="5.4102in" svg:y2="1.2681in"><text:p/></draw:line><draw:rect text:anchor-type="paragraph" draw:z-index="7" draw:style-name="gr3" draw:text-style-name="P6" svg:width="1.1878in" svg:height="0.365in" svg:x="-0.1417in" svg:y="1.2472in"><text:p text:style-name="P6">About Us</text:p></draw:rect><draw:rect text:anchor-type="paragraph" draw:z-index="8" draw:style-name="gr3" draw:text-style-name="P6" svg:width="0.948in" svg:height="0.365in" svg:x="1.9209in" svg:y="1.2366in"><text:p text:style-name="P6">Testimonials</text:p></draw:rect><draw:rect text:anchor-type="paragraph" draw:z-index="9" draw:style-name="gr3" draw:text-style-name="P6" svg:width="0.7504in" svg:height="0.4169in" svg:x="3.7646in" svg:y="1.2472in"><text:p text:style-name="P6">Services</text:p></draw:rect><draw:rect text:anchor-type="paragraph" draw:z-index="10" draw:style-name="gr3" draw:text-style-name="P6" svg:width="1.0421in" svg:height="0.4378in" svg:x="4.9102in" svg:y="1.2472in"><text:p text:style-name="P6">Contact Us</text:p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9T14:17:43.965000000</meta:creation-date>
    <dc:date>2014-09-09T14:35:12.195000000</dc:date>
    <meta:editing-duration>PT8M</meta:editing-duration>
    <meta:editing-cycles>2</meta:editing-cycles>
    <meta:generator>LibreOffice/4.1.1.2$Windows_x86 LibreOffice_project/7e4286b58adc75a14f6d83f53a03b6c11fa2903</meta:generator>
    <meta:document-statistic meta:table-count="0" meta:image-count="0" meta:object-count="0" meta:page-count="1" meta:paragraph-count="4" meta:word-count="16" meta:character-count="91" meta:non-whitespace-character-count="78"/>
  </office:meta>
</office:document-meta>
</file>